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51a" officeooo:paragraph-rsid="0018351a"/>
    </style:style>
    <style:style style:name="P2" style:family="paragraph" style:parent-style-name="Standard">
      <style:text-properties officeooo:rsid="0018351a" officeooo:paragraph-rsid="0018351a"/>
    </style:style>
    <style:style style:name="P3" style:family="paragraph" style:parent-style-name="Standard">
      <style:text-properties officeooo:rsid="0018351a" officeooo:paragraph-rsid="0019b8bf"/>
    </style:style>
    <style:style style:name="P4" style:family="paragraph" style:parent-style-name="Standard">
      <style:text-properties officeooo:rsid="0018351a" officeooo:paragraph-rsid="001ad703"/>
    </style:style>
    <style:style style:name="P5" style:family="paragraph" style:parent-style-name="Standard">
      <style:text-properties officeooo:rsid="001ad703" officeooo:paragraph-rsid="001ad703" fo:background-color="#ffff00"/>
    </style:style>
    <style:style style:name="P6" style:family="paragraph" style:parent-style-name="Standard">
      <style:text-properties officeooo:rsid="001e8ced" officeooo:paragraph-rsid="001e8ced" fo:background-color="#ffffff"/>
    </style:style>
    <style:style style:name="P7" style:family="paragraph" style:parent-style-name="Standard">
      <style:text-properties officeooo:rsid="001e8ced" officeooo:paragraph-rsid="001f5dcd" fo:background-color="#ffffff"/>
    </style:style>
    <style:style style:name="P8" style:family="paragraph" style:parent-style-name="Standard">
      <style:text-properties officeooo:rsid="001e8ced" officeooo:paragraph-rsid="00227a60" fo:background-color="#ffffff"/>
    </style:style>
    <style:style style:name="P9" style:family="paragraph" style:parent-style-name="Standard">
      <style:text-properties officeooo:rsid="001e8ced" officeooo:paragraph-rsid="0022b36f" fo:background-color="#ffffff"/>
    </style:style>
    <style:style style:name="P10" style:family="paragraph" style:parent-style-name="Standard">
      <style:text-properties officeooo:rsid="00234857" officeooo:paragraph-rsid="00234857" fo:background-color="#ffffff"/>
    </style:style>
    <style:style style:name="P11" style:family="paragraph" style:parent-style-name="Standard">
      <style:text-properties officeooo:rsid="00234857" officeooo:paragraph-rsid="0023b977" fo:background-color="#ffffff"/>
    </style:style>
    <style:style style:name="T1" style:family="text">
      <style:text-properties officeooo:rsid="0019b8bf"/>
    </style:style>
    <style:style style:name="T2" style:family="text">
      <style:text-properties officeooo:rsid="001ad703"/>
    </style:style>
    <style:style style:name="T3" style:family="text">
      <style:text-properties officeooo:rsid="001f5dcd"/>
    </style:style>
    <style:style style:name="T4" style:family="text">
      <style:text-properties officeooo:rsid="00210791"/>
    </style:style>
    <style:style style:name="T5" style:family="text">
      <style:text-properties officeooo:rsid="0023b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Steps:-</text:p>
      <text:p text:style-name="P1"/>
      <text:p text:style-name="P1">Step1:- Install the extension.</text:p>
      <text:p text:style-name="P1"/>
      <text:p text:style-name="P1">Step2:- <text:span text:style-name="T1">A</text:span>fter installation <text:span text:style-name="T1">we have to do some changes under below templates.</text:span></text:p>
      <text:p text:style-name="P1"><text:s text:c="10"/><text:span text:style-name="T1">2.1:- For hiding product price :-</text:span></text:p>
      <text:p text:style-name="P1"><text:s text:c="19"/><text:span text:style-name="T1">A. Replace the file code of “app/design/frontend/rwd/default/template/catalog/product/price.phtml” file with price.phtml template placed under 'hide_price' folder.</text:span></text:p>
      <text:p text:style-name="P1"/>
      <text:p text:style-name="P3"><text:s text:c="18"/><text:span text:style-name="T1">B. Replace the file code of “app/design/frontend/rwd/default/template/checkout/cart/minicart.phtml” file with minicart.phtml template placed under 'hide_price' folder.</text:span></text:p>
      <text:p text:style-name="P4"><text:tab/> <text:s text:c="3"/></text:p>
      <text:p text:style-name="P4"><text:span text:style-name="T2"><text:tab/> <text:s text:c="5"/>C. Put the following code at the top of “app/design/frontend/rwd/default/template/checkout/cart/item/default.phtml” file.</text:span></text:p>
      <text:p text:style-name="P4"><text:tab/></text:p>
      <text:p text:style-name="P5">&lt;!------------ Custom code starts here <text:s/>--------------------------&gt;</text:p>
      <text:p text:style-name="P5">&lt;?php</text:p>
      <text:p text:style-name="P5">$resource = Mage::getSingleton('core/resource'); </text:p>
      <text:p text:style-name="P5">$readConnection = $resource-&gt;getConnection('core_read'); </text:p>
      <text:p text:style-name="P5">$query = "SELECT * FROM hide_price;";</text:p>
      <text:p text:style-name="P5">$results = $readConnection-&gt;fetchAll($query);</text:p>
      <text:p text:style-name="P5">$not_logged_in = 0;</text:p>
      <text:p text:style-name="P5">$group_id = "";</text:p>
      <text:p text:style-name="P5">if (!empty($results)) {</text:p>
      <text:p text:style-name="P5"><text:tab/>$not_logged_in = $results[0]['not_logged_in'];</text:p>
      <text:p text:style-name="P5">}</text:p>
      <text:p text:style-name="P5">if ($not_logged_in == 1) {</text:p>
      <text:p text:style-name="P5"><text:tab/>if(!Mage::getSingleton('customer/session')-&gt;isLoggedIn()){</text:p>
      <text:p text:style-name="P5"><text:tab/><text:tab/>Mage::app()-&gt;getFrontController()-&gt;getResponse()-&gt;setRedirect(Mage::getBaseUrl().'customer/account/login');</text:p>
      <text:p text:style-name="P5"><text:tab/><text:tab/>return ;</text:p>
      <text:p text:style-name="P5"><text:tab/>}</text:p>
      <text:p text:style-name="P5">}</text:p>
      <text:p text:style-name="P5">?&gt;</text:p>
      <text:p text:style-name="P5">&lt;!------------ Custom code ends here <text:s/>--------------------------&gt;</text:p>
      <text:p text:style-name="P5"/>
      <text:p text:style-name="P6">2.2:- For hiding products:- </text:p>
      <text:p text:style-name="P6"><text:s text:c="15"/>A:- <text:s/><text:span text:style-name="T1">Replace the file code of “app/design/frontend/rwd/default/template/catalog/product/</text:span>list<text:span text:style-name="T1">.phtml” file with </text:span>list<text:span text:style-name="T1">.phtml template placed under 'hide_pr</text:span>oduct<text:span text:style-name="T1">' folder.</text:span></text:p>
      <text:p text:style-name="P7"><text:tab/> <text:s/><text:span text:style-name="T3">B</text:span>:- <text:s/><text:span text:style-name="T1">Replace the file code of “app/design/frontend/rwd/default/template/catalog/product/</text:span>list/<text:span text:style-name="T3">toolbar.phtml” file with toolbar.phtml template placed under 'hide_pr</text:span>oduct<text:span text:style-name="T1">' folder.</text:span></text:p>
      <text:p text:style-name="P8"><text:span text:style-name="T3"><text:tab/> <text:s/>C</text:span>:- <text:s/><text:span text:style-name="T1">Replace the file code of “app/design/frontend/base/default/template/reports</text:span>/<text:span text:style-name="T4">product_compaired.phtml” file with product_compaired.phtml template placed under 'hide_pr</text:span>oduct<text:span text:style-name="T1">' folder.</text:span></text:p>
      <text:p text:style-name="P9"><text:span text:style-name="T3"><text:tab/> <text:s/>D</text:span>:- <text:s/><text:span text:style-name="T1">Replace the file code of “app/design/frontend/rwd/default/template/reports</text:span>/<text:span text:style-name="T4">product_view.phtml” file with product_view.phtml template placed under 'hide_pr</text:span>oduct<text:span text:style-name="T1">' folder.</text:span></text:p>
      <text:p text:style-name="P9"/>
      <text:p text:style-name="P10"><text:soft-page-break/>2.3:- For hiding product description, Replace the file code of <text:span text:style-name="T1">“app/design/frontend/rwd/default/template/catalog/product/</text:span>view<text:span text:style-name="T1">.phtml” file with </text:span>view<text:span text:style-name="T1">.phtml template placed under 'hide_product_</text:span>desc<text:span text:style-name="T1">' folder.</text:span></text:p>
      <text:p text:style-name="P10"/>
      <text:p text:style-name="P11">2.<text:span text:style-name="T5">4</text:span>:- For hiding <text:span text:style-name="T5">category</text:span> description, Replace the file code of <text:span text:style-name="T1">“app/design/frontend/base/default/template/catalog/category/</text:span>view<text:span text:style-name="T1">.phtml” file with </text:span>view<text:span text:style-name="T1">.phtml template placed under 'hide_category_</text:span>desc<text:span text:style-name="T1">' fol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32:47.905056278</meta:creation-date>
    <dc:date>2017-05-30T13:17:31.870527922</dc:date>
    <meta:editing-duration>PT32M15S</meta:editing-duration>
    <meta:editing-cycles>15</meta:editing-cycles>
    <meta:generator>LibreOffice/4.2.8.2$Linux_x86 LibreOffice_project/420m0$Build-2</meta:generator>
    <meta:document-statistic meta:table-count="0" meta:image-count="0" meta:object-count="0" meta:page-count="2" meta:paragraph-count="35" meta:word-count="222" meta:character-count="2469" meta:non-whitespace-character-count="2182"/>
  </office:meta>
</office:document-meta>
</file>